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B0000001E0A675D923FA75A4C.png" manifest:media-type="image/png"/>
  <manifest:file-entry manifest:full-path="Pictures/100002010000002D000001C796AD927718DE1FA2.png" manifest:media-type="image/png"/>
  <manifest:file-entry manifest:full-path="Pictures/1000020100000038000001D83861978752A8382F.png" manifest:media-type="image/png"/>
  <manifest:file-entry manifest:full-path="Pictures/1000020100000070000001DD06E0F90E8D0BE3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8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62cm" svg:height="12.62cm" svg:x="10.541cm" svg:y="2.413cm">
          <draw:image xlink:href="Pictures/1000020100000070000001DD06E0F90E8D0BE3A9.png" xlink:type="simple" xlink:show="embed" xlink:actuate="onLoad" loext:mime-type="image/png">
            <text:p/>
          </draw:image>
        </draw:frame>
        <draw:frame draw:style-name="gr2" draw:text-style-name="P2" draw:layer="layout" svg:width="6.223cm" svg:height="1.673cm" svg:x="8.637cm" svg:y="0.382cm">
          <draw:text-box>
            <text:p>Provider Network</text:p>
          </draw:text-box>
        </draw:frame>
      </draw:page>
      <draw:page draw:name="page2" draw:style-name="dp1" draw:master-page-name="Default">
        <draw:frame draw:style-name="gr1" draw:text-style-name="P1" draw:layer="layout" svg:width="1.481cm" svg:height="12.487cm" svg:x="8.148cm" svg:y="2.252cm">
          <draw:image xlink:href="Pictures/1000020100000038000001D83861978752A8382F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2.038cm" svg:x="13.542cm" svg:y="2.54cm">
          <draw:image xlink:href="Pictures/100002010000002D000001C796AD927718DE1FA2.png" xlink:type="simple" xlink:show="embed" xlink:actuate="onLoad" loext:mime-type="image/png">
            <text:p/>
          </draw:image>
        </draw:frame>
        <draw:frame draw:style-name="gr1" draw:text-style-name="P1" draw:layer="layout" svg:width="0.713cm" svg:height="0.793cm" svg:x="10.737cm" svg:y="7.205cm">
          <draw:image xlink:href="Pictures/100002010000001B0000001E0A675D923FA75A4C.png" xlink:type="simple" xlink:show="embed" xlink:actuate="onLoad" loext:mime-type="image/png">
            <text:p/>
          </draw:image>
        </draw:frame>
        <draw:line draw:style-name="gr3" draw:text-style-name="P3" draw:layer="layout" svg:x1="9.017cm" svg:y1="7.62cm" svg:x2="10.795cm" svg:y2="7.62cm">
          <text:p/>
        </draw:line>
        <draw:line draw:style-name="gr4" draw:text-style-name="P3" draw:layer="layout" svg:x1="11.43cm" svg:y1="7.62cm" svg:x2="13.589cm" svg:y2="7.62cm">
          <text:p/>
        </draw:line>
        <draw:frame draw:style-name="gr2" draw:text-style-name="P2" draw:layer="layout" svg:width="6.223cm" svg:height="1.673cm" svg:x="8.636cm" svg:y="0.381cm">
          <draw:text-box>
            <text:p>Tenant Networ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8:41:49.605174497</meta:creation-date>
    <dc:date>2023-03-17T09:23:16.643847489</dc:date>
    <meta:editing-duration>PT30M23S</meta:editing-duration>
    <meta:editing-cycles>9</meta:editing-cycles>
    <meta:generator>LibreOffice/6.4.7.2$Linux_X86_64 LibreOffice_project/40$Build-2</meta:generator>
    <meta:document-statistic meta:object-count="8"/>
  </office:meta>
</office:document-meta>
</file>